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bstract">
      <style:text-properties fo:language="es" fo:country="ES" officeooo:paragraph-rsid="00183d93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4992in" svg:y="1.272in" svg:width="5.6953in" draw:z-index="0"><draw:text-box fo:min-height="5.9555in"><text:p text:style-name="P1">El gobierno de los datos es un aspecto crítico de las organizaciones modernas, ya que garantiza que los datos se gestionan de forma eficaz, segura y ética en diversos ámbitos. Sin embargo, la complejidad de los entornos de datos en evolución, las crecientes presiones normativas y la importancia cada vez mayor de la toma de decisiones basada en datos han puesto de manifiesto la necesidad de un marco completo y adaptable para la gestión del gobierno de datos. Esta situación se ve doblemente agrandada en el contexto del internet de las cosas, por sus características de contexto descentralizado, heterogéneo y masivo. </text:p><text:p text:style-name="P1">Por lo tanto se propone la definición de un marco sólido para la gobernanza de datos que sea completo y útil; que integre principios clave como la privacidad, la calidad y la seguridad. Que también se incorporen buenas prácticas de la industria, se analicen las distintas herramientas disponibles en el mercado y se contemplen las regulaciones existentes.</text:p><text:p text:style-name="P1">También poder desarrollar unas normas para orientar la toma de decisión al crear políticas y procesos específicos. Creando guías para definir requisitos y orientar las acciones de implementación a realizar.</text:p><text:p text:style-name="P1"/><text:p text:style-name="P1">Descriptores</text:p><text:p text:style-name="P1">Gobierno del dato, Internet of Things, calidad del dato, Apache NiFi, OpenMetadata, IoT-Lit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UBUcuerpoTrabajo" style:family="paragraph" style:parent-style-name="Text_20_body" style:class="text" style:master-page-name="">
      <style:paragraph-properties fo:margin-left="0in" fo:margin-right="0in" fo:margin-top="0in" fo:margin-bottom="0.0783in" style:contextual-spacing="false" fo:text-align="justify" style:justify-single-word="false" fo:hyphenation-ladder-count="no-limit" fo:hyphenation-keep="auto" loext:hyphenation-keep-type="column" fo:text-indent="0.1965in" style:auto-text-indent="false" style:page-number="auto"/>
      <style:text-properties style:font-size-asian="10.5pt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Abstract" style:family="paragraph" style:parent-style-name="UBUcuerpoTrabajo">
      <style:text-properties fo:language="en" fo:country="US" fo:font-style="italic" style:font-size-asian="10.5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svg:width="0in" fo:min-height="0.0161in"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draw:opacity="0%" fo:padding="0.0591in" fo:border="none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kel Villanueva Gutiérrez</meta:initial-creator>
    <meta:creation-date>2025-07-06T18:26:36.189584900</meta:creation-date>
    <dc:date>2025-07-06T18:30:46.129403600</dc:date>
    <dc:creator>Mikel Villanueva Gutiérrez</dc:creator>
    <meta:editing-duration>PT4M9S</meta:editing-duration>
    <meta:editing-cycles>2</meta:editing-cycles>
    <meta:generator>LibreOffice/25.2.4.3$Windows_X86_64 LibreOffice_project/33e196637044ead23f5c3226cde09b47731f7e27</meta:generator>
    <meta:print-date>2025-07-06T18:30:51.201930200</meta:print-date>
    <meta:printed-by>PDF files: Mikel Villanueva Gutiérrez</meta:printed-by>
    <meta:document-statistic meta:table-count="0" meta:image-count="0" meta:object-count="0" meta:page-count="1" meta:paragraph-count="5" meta:word-count="202" meta:character-count="1286" meta:non-whitespace-character-count="1088"/>
  </office:meta>
</office:document-meta>
</file>